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9a629" officeooo:paragraph-rsid="001ace16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>
      <style:text-properties officeooo:rsid="0019a62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SAMPLE WEBSITES BY </text:span><text:a xlink:type="simple" xlink:href="http://cyberpunkmania.com/" text:style-name="Internet_20_link" text:visited-style-name="Visited_20_Internet_20_Link"><text:span text:style-name="Strong_20_Emphasis">CYBERPUNKMANIA AGENCIES</text:span></text:a></text:p>
      <text:p text:style-name="Text_20_body">Hello,</text:p>
      <text:p text:style-name="Text_20_body">For a standard five-page website, my pricing starts at <text:span text:style-name="Strong_20_Emphasis">7,000 KES</text:span>, which can be adjusted based on the client’s specific requirements and any additional integrations they may need.</text:p>
      <text:list text:style-name="L1">
        <text:list-item>
          <text:p text:style-name="P2"><text:span text:style-name="Strong_20_Emphasis">Logo Design</text:span>: If the client needs a logo, I charge <text:span text:style-name="Strong_20_Emphasis">1,000 KES</text:span> for a standard design. If the client provides their own logo, no additional charges will apply.</text:p>
        </text:list-item>
        <text:list-item>
          <text:p text:style-name="P2"><text:span text:style-name="Strong_20_Emphasis">Hosting</text:span>: The client will cover the hosting costs. I will recommend the most suitable hosting specifications for the website, ensuring transparency by sharing the hosting fees and links. I also assist in setting up the hosting account and provide the client with all account details.</text:p>
        </text:list-item>
        <text:list-item>
          <text:p text:style-name="P2"><text:span text:style-name="Strong_20_Emphasis">Domain Name</text:span>: The client will also need to purchase the domain name. I will advise on the most suitable domain extension based on the website’s purpose.</text:p>
        </text:list-item>
        <text:list-item>
          <text:p text:style-name="P2"><text:span text:style-name="Strong_20_Emphasis">SEO</text:span>: I offer a standard SEO service, including Google listing. Additional SEO optimizations can be arranged at an extra cost, as they often require paid tools. I provide a detailed breakdown of these services upon request.</text:p>
        </text:list-item>
        <text:list-item>
          <text:p text:style-name="P2"><text:span text:style-name="Strong_20_Emphasis">Maintenance</text:span>: After development, I provide <text:span text:style-name="Strong_20_Emphasis">2 months of free maintenance</text:span> for all new clients and <text:span text:style-name="Strong_20_Emphasis">6 months of free maintenance</text:span> for returning clients.</text:p>
        </text:list-item>
        <text:list-item>
          <text:p text:style-name="P2"><text:span text:style-name="Strong_20_Emphasis">Mobile Applications</text:span>: I also develop mobile applications, with pricing starting from <text:span text:style-name="Strong_20_Emphasis">10,000 KES</text:span>, depending on the specifications and features required.</text:p>
        </text:list-item>
      </text:list>
      <text:p text:style-name="Text_20_body">All prices are negotiable based on the project scope and client requirements.</text:p>
      <text:p text:style-name="Text_20_body">Here are some of the websites I’ve developed:</text:p>
      <text:list text:style-name="L2">
        <text:list-item>
          <text:p text:style-name="P3"><text:a xlink:type="simple" xlink:href="https://ramrodujuzi.or.ke/" text:style-name="Internet_20_link" text:visited-style-name="Visited_20_Internet_20_Link">Ramrod Ujuzi</text:a> </text:p>
        </text:list-item>
        <text:list-item>
          <text:p text:style-name="P3"><text:a xlink:type="simple" xlink:href="https://hellotractor.com/" text:style-name="Internet_20_link" text:visited-style-name="Visited_20_Internet_20_Link">Hello Tractor</text:a> </text:p>
        </text:list-item>
        <text:list-item>
          <text:p text:style-name="P3"><text:a xlink:type="simple" xlink:href="https://mytrove.co.za/" text:style-name="Internet_20_link" text:visited-style-name="Visited_20_Internet_20_Link">My Trove</text:a> </text:p>
        </text:list-item>
        <text:list-item>
          <text:p text:style-name="P3"><text:a xlink:type="simple" xlink:href="https://atlancis.com/" text:style-name="Internet_20_link" text:visited-style-name="Visited_20_Internet_20_Link">Atlancis</text:a> </text:p>
        </text:list-item>
        <text:list-item>
          <text:p text:style-name="P3"><text:a xlink:type="simple" xlink:href="https://ilearn.world/" text:style-name="Internet_20_link" text:visited-style-name="Visited_20_Internet_20_Link">iLearn</text:a> </text:p>
        </text:list-item>
        <text:list-item>
          <text:p text:style-name="P3"><text:a xlink:type="simple" xlink:href="https://servernah.com/" text:style-name="Internet_20_link" text:visited-style-name="Visited_20_Internet_20_Link">Servernah</text:a> </text:p>
        </text:list-item>
        <text:list-item>
          <text:p text:style-name="P3"><text:a xlink:type="simple" xlink:href="https://hallopay.co.ke/" text:style-name="Internet_20_link" text:visited-style-name="Visited_20_Internet_20_Link">HalloPay</text:a> </text:p>
        </text:list-item>
        <text:list-item>
          <text:p text:style-name="P3"><text:a xlink:type="simple" xlink:href="https://hsc.co.ke/" text:style-name="Internet_20_link" text:visited-style-name="Visited_20_Internet_20_Link">HSC</text:a> </text:p>
        </text:list-item>
        <text:list-item>
          <text:p text:style-name="P3"><text:a xlink:type="simple" xlink:href="https://includovate.com/" text:style-name="Internet_20_link" text:visited-style-name="Visited_20_Internet_20_Link">Includovate</text:a> </text:p>
        </text:list-item>
        <text:list-item>
          <text:p text:style-name="P3"><text:a xlink:type="simple" xlink:href="https://theartspace.co.ke/" text:style-name="Internet_20_link" text:visited-style-name="Visited_20_Internet_20_Link">The Art Space</text:a> </text:p>
        </text:list-item>
        <text:list-item>
          <text:p text:style-name="P3"><text:a xlink:type="simple" xlink:href="https://canvasguy.co.ke/" text:style-name="Internet_20_link" text:visited-style-name="Visited_20_Internet_20_Link">Canvas Guy</text:a> </text:p>
        </text:list-item>
        <text:list-item>
          <text:p text:style-name="P3"><text:a xlink:type="simple" xlink:href="https://ecbtechkenya.com/" text:style-name="Internet_20_link" text:visited-style-name="Visited_20_Internet_20_Link">ECB Tech Kenya</text:a> </text:p>
        </text:list-item>
        <text:list-item>
          <text:p text:style-name="P4"><text:a xlink:type="simple" xlink:href="https://newfrontier.co.ke/" text:style-name="Internet_20_link" text:visited-style-name="Visited_20_Internet_20_Link">New Frontier</text:a> </text:p>
        </text:list-item>
      </text:list>
      <text:p text:style-name="Text_20_body">In addition to websites, I have built fully-fledged applications and ERP systems, which I cannot showcase here due to security and confidentiality reasons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6:13:57.853779684</meta:creation-date>
    <meta:print-date>2024-12-23T17:30:43.783502751</meta:print-date>
    <meta:printed-by>PDF files</meta:printed-by>
    <dc:date>2024-12-25T06:11:08.006239454</dc:date>
    <meta:editing-duration>P1DT12H32M15S</meta:editing-duration>
    <meta:editing-cycles>1</meta:editing-cycles>
    <meta:document-statistic meta:table-count="0" meta:image-count="0" meta:object-count="0" meta:page-count="1" meta:paragraph-count="25" meta:word-count="296" meta:character-count="1768" meta:non-whitespace-character-count="1503"/>
    <meta:generator>LibreOffice/24.8.3.2$Linux_X86_64 LibreOffice_project/480$Build-2</meta:generator>
  </office:meta>
</office:document-meta>
</file>